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1.35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1.65cm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standard">
      <style:graphic-properties draw:stroke="none" svg:stroke-color="#000000" draw:fill="none" draw:fill-color="#ffffff" fo:min-height="1.95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 draw:fill-color="#ffffff"/>
    </style:style>
    <style:style style:name="P2" style:family="paragraph">
      <style:paragraph-properties fo:line-height="200%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cm" svg:height="1.1cm" svg:x="9.2cm" svg:y="1.3cm">
          <draw:text-box>
            <text:p>a_expr</text:p>
          </draw:text-box>
        </draw:frame>
        <draw:frame draw:style-name="gr2" draw:text-style-name="P1" draw:layer="layout" svg:width="1.4cm" svg:height="2.384cm" svg:x="9.8cm" svg:y="3cm">
          <draw:text-box>
            <text:p>“+”</text:p>
          </draw:text-box>
        </draw:frame>
        <draw:frame draw:style-name="gr3" draw:text-style-name="P1" draw:layer="layout" svg:width="2.7cm" svg:height="1.2cm" svg:x="4.7cm" svg:y="3.1cm">
          <draw:text-box>
            <text:p>a_expr</text:p>
          </draw:text-box>
        </draw:frame>
        <draw:frame draw:style-name="gr4" draw:text-style-name="P1" draw:layer="layout" svg:width="2.614cm" svg:height="0.962cm" svg:x="13.3cm" svg:y="3.1cm">
          <draw:text-box>
            <text:p text:style-name="P2">m_expr</text:p>
          </draw:text-box>
        </draw:frame>
        <draw:line draw:style-name="gr5" draw:text-style-name="P3" draw:layer="layout" svg:x1="7.1cm" svg:y1="3.3cm" svg:x2="9.3cm" svg:y2="2.1cm">
          <text:p/>
        </draw:line>
        <draw:line draw:style-name="gr5" draw:text-style-name="P3" draw:layer="layout" svg:x1="10.4cm" svg:y1="2.3cm" svg:x2="10.4cm" svg:y2="3cm">
          <text:p/>
        </draw:line>
        <draw:line draw:style-name="gr5" draw:text-style-name="P3" draw:layer="layout" svg:x1="11.6cm" svg:y1="2.1cm" svg:x2="13.2cm" svg:y2="3.1cm">
          <text:p/>
        </draw:line>
        <draw:frame draw:style-name="gr6" draw:text-style-name="P1" draw:layer="layout" svg:width="2.8cm" svg:height="1.673cm" svg:x="4.6cm" svg:y="4.7cm">
          <draw:text-box>
            <text:p>m_expr</text:p>
          </draw:text-box>
        </draw:frame>
        <draw:frame draw:style-name="gr7" draw:text-style-name="P1" draw:layer="layout" svg:width="2.5cm" svg:height="0.962cm" svg:x="4.7cm" svg:y="6.4cm">
          <draw:text-box>
            <text:p>u_expr</text:p>
          </draw:text-box>
        </draw:frame>
        <draw:frame draw:style-name="gr3" draw:text-style-name="P1" draw:layer="layout" svg:width="2.8cm" svg:height="1.2cm" svg:x="4.8cm" svg:y="8cm">
          <draw:text-box>
            <text:p>power</text:p>
          </draw:text-box>
        </draw:frame>
        <draw:frame draw:style-name="gr8" draw:text-style-name="P1" draw:layer="layout" svg:width="3cm" svg:height="1.4cm" svg:x="4.6cm" svg:y="9.5cm">
          <draw:text-box>
            <text:p>primary</text:p>
          </draw:text-box>
        </draw:frame>
        <draw:frame draw:style-name="gr9" draw:text-style-name="P1" draw:layer="layout" svg:width="2.5cm" svg:height="1.6cm" svg:x="4.9cm" svg:y="11cm">
          <draw:text-box>
            <text:p>atom</text:p>
          </draw:text-box>
        </draw:frame>
        <draw:frame draw:style-name="gr10" draw:text-style-name="P1" draw:layer="layout" svg:width="3.4cm" svg:height="1.8cm" svg:x="4.8cm" svg:y="12.5cm">
          <draw:text-box>
            <text:p>literal</text:p>
          </draw:text-box>
        </draw:frame>
        <draw:line draw:style-name="gr5" draw:text-style-name="P3" draw:layer="layout" svg:x1="6cm" svg:y1="4.1cm" svg:x2="6cm" svg:y2="4.9cm">
          <text:p/>
        </draw:line>
        <draw:line draw:style-name="gr5" draw:text-style-name="P3" draw:layer="layout" svg:x1="5.9cm" svg:y1="5.8cm" svg:x2="5.9cm" svg:y2="6.6cm">
          <text:p/>
        </draw:line>
        <draw:line draw:style-name="gr5" draw:text-style-name="P3" draw:layer="layout" svg:x1="5.9cm" svg:y1="7.4cm" svg:x2="5.9cm" svg:y2="8.2cm">
          <text:p/>
        </draw:line>
        <draw:line draw:style-name="gr5" draw:text-style-name="P3" draw:layer="layout" svg:x1="5.9cm" svg:y1="8.9cm" svg:x2="5.9cm" svg:y2="9.7cm">
          <text:p/>
        </draw:line>
        <draw:line draw:style-name="gr5" draw:text-style-name="P3" draw:layer="layout" svg:x1="5.9cm" svg:y1="10.4cm" svg:x2="5.9cm" svg:y2="11.2cm">
          <text:p/>
        </draw:line>
        <draw:line draw:style-name="gr5" draw:text-style-name="P3" draw:layer="layout" svg:x1="5.9cm" svg:y1="11.9cm" svg:x2="5.9cm" svg:y2="12.7cm">
          <text:p/>
        </draw:line>
        <draw:line draw:style-name="gr5" draw:text-style-name="P3" draw:layer="layout" svg:x1="5.9cm" svg:y1="13.4cm" svg:x2="5.9cm" svg:y2="14.2cm">
          <text:p/>
        </draw:line>
        <draw:frame draw:style-name="gr8" draw:text-style-name="P1" draw:layer="layout" svg:width="2.2cm" svg:height="1.4cm" svg:x="5.3cm" svg:y="20.6cm">
          <draw:text-box>
            <text:p>“x”</text:p>
          </draw:text-box>
        </draw:frame>
        <draw:frame draw:style-name="gr11" draw:text-style-name="P1" draw:layer="layout" svg:width="5.6cm" svg:height="1.9cm" svg:x="4.1cm" svg:y="14.2cm">
          <draw:text-box>
            <text:p>stringliteral</text:p>
          </draw:text-box>
        </draw:frame>
        <draw:frame draw:style-name="gr12" draw:text-style-name="P1" draw:layer="layout" svg:width="4.8cm" svg:height="1.7cm" svg:x="4.2cm" svg:y="15.9cm">
          <draw:text-box>
            <text:p>shortstring</text:p>
          </draw:text-box>
        </draw:frame>
        <draw:frame draw:style-name="gr6" draw:text-style-name="P1" draw:layer="layout" svg:width="5.3cm" svg:height="1.673cm" svg:x="3.6cm" svg:y="17.5cm">
          <draw:text-box>
            <text:p>shortstringitem</text:p>
          </draw:text-box>
        </draw:frame>
        <draw:frame draw:style-name="gr6" draw:text-style-name="P1" draw:layer="layout" svg:width="5.3cm" svg:height="1.673cm" svg:x="3.6cm" svg:y="19cm">
          <draw:text-box>
            <text:p>shortstringchar</text:p>
          </draw:text-box>
        </draw:frame>
        <draw:line draw:style-name="gr5" draw:text-style-name="P3" draw:layer="layout" svg:x1="5.9cm" svg:y1="15.2cm" svg:x2="5.9cm" svg:y2="16cm">
          <text:p/>
        </draw:line>
        <draw:line draw:style-name="gr5" draw:text-style-name="P3" draw:layer="layout" svg:x1="5.9cm" svg:y1="16.8cm" svg:x2="5.9cm" svg:y2="17.6cm">
          <text:p/>
        </draw:line>
        <draw:line draw:style-name="gr5" draw:text-style-name="P3" draw:layer="layout" svg:x1="5.9cm" svg:y1="18.4cm" svg:x2="5.9cm" svg:y2="19.2cm">
          <text:p/>
        </draw:line>
        <draw:line draw:style-name="gr5" draw:text-style-name="P3" draw:layer="layout" svg:x1="5.9cm" svg:y1="19.9cm" svg:x2="5.9cm" svg:y2="20.7cm">
          <text:p/>
        </draw:line>
        <draw:frame draw:style-name="gr2" draw:text-style-name="P1" draw:layer="layout" svg:width="1.4cm" svg:height="2.384cm" svg:x="14.1cm" svg:y="4.8cm">
          <draw:text-box>
            <text:p>“*”</text:p>
          </draw:text-box>
        </draw:frame>
        <draw:frame draw:style-name="gr9" draw:text-style-name="P1" draw:layer="layout" svg:width="3.9cm" svg:height="1.6cm" svg:x="10.5cm" svg:y="4.8cm">
          <draw:text-box>
            <text:p>m_expr</text:p>
          </draw:text-box>
        </draw:frame>
        <draw:frame draw:style-name="gr6" draw:text-style-name="P1" draw:layer="layout" svg:width="2.6cm" svg:height="1.673cm" svg:x="16.3cm" svg:y="4.8cm">
          <draw:text-box>
            <text:p>u_expr</text:p>
          </draw:text-box>
        </draw:frame>
        <draw:frame draw:style-name="gr13" draw:text-style-name="P1" draw:layer="layout" svg:width="2cm" svg:height="0.962cm" svg:x="11cm" svg:y="6.3cm">
          <draw:text-box>
            <text:p>“...”</text:p>
          </draw:text-box>
        </draw:frame>
        <draw:frame draw:style-name="gr6" draw:text-style-name="P1" draw:layer="layout" svg:width="2.7cm" svg:height="1.673cm" svg:x="10.5cm" svg:y="7.8cm">
          <draw:text-box>
            <text:p>integer</text:p>
          </draw:text-box>
        </draw:frame>
        <draw:frame draw:style-name="gr12" draw:text-style-name="P1" draw:layer="layout" svg:width="5.4cm" svg:height="1.7cm" svg:x="9.4cm" svg:y="9.7cm">
          <draw:text-box>
            <text:p>decimalinteger</text:p>
          </draw:text-box>
        </draw:frame>
        <draw:frame draw:style-name="gr14" draw:text-style-name="P1" draw:layer="layout" svg:width="6.2cm" svg:height="2.2cm" svg:x="9.7cm" svg:y="11.4cm">
          <draw:text-box>
            <text:p>nonzerodigit</text:p>
          </draw:text-box>
        </draw:frame>
        <draw:frame draw:style-name="gr15" draw:text-style-name="P1" draw:layer="layout" svg:width="1.6cm" svg:height="1cm" svg:x="11.1cm" svg:y="13.2cm">
          <draw:text-box>
            <text:p>“3”</text:p>
          </draw:text-box>
        </draw:frame>
        <draw:line draw:style-name="gr5" draw:text-style-name="P3" draw:layer="layout" svg:x1="11.7cm" svg:y1="5.9cm" svg:x2="11.7cm" svg:y2="6.5cm">
          <text:p/>
        </draw:line>
        <draw:line draw:style-name="gr5" draw:text-style-name="P3" draw:layer="layout" svg:x1="11.7cm" svg:y1="7.3cm" svg:x2="11.7cm" svg:y2="7.9cm">
          <text:p/>
        </draw:line>
        <draw:line draw:style-name="gr5" draw:text-style-name="P3" draw:layer="layout" svg:x1="11.7cm" svg:y1="8.9cm" svg:x2="11.7cm" svg:y2="9.5cm">
          <text:p/>
        </draw:line>
        <draw:line draw:style-name="gr5" draw:text-style-name="P3" draw:layer="layout" svg:x1="11.7cm" svg:y1="10.8cm" svg:x2="11.7cm" svg:y2="11.4cm">
          <text:p/>
        </draw:line>
        <draw:line draw:style-name="gr5" draw:text-style-name="P3" draw:layer="layout" svg:x1="11.7cm" svg:y1="12.4cm" svg:x2="11.7cm" svg:y2="13cm">
          <text:p/>
        </draw:line>
        <draw:frame draw:style-name="gr6" draw:text-style-name="P1" draw:layer="layout" svg:width="1.3cm" svg:height="1.673cm" svg:x="14.1cm" svg:y="6.8cm">
          <draw:text-box>
            <text:p>“-”</text:p>
          </draw:text-box>
        </draw:frame>
        <draw:frame draw:style-name="gr13" draw:text-style-name="P1" draw:layer="layout" svg:width="2.7cm" svg:height="0.962cm" svg:x="16.4cm" svg:y="6.7cm">
          <draw:text-box>
            <text:p>u_expr</text:p>
          </draw:text-box>
        </draw:frame>
        <draw:frame draw:style-name="gr6" draw:text-style-name="P1" draw:layer="layout" svg:width="5cm" svg:height="1.673cm" svg:x="15.2cm" svg:y="10.3cm">
          <draw:text-box>
            <text:p>shortstringchar</text:p>
          </draw:text-box>
        </draw:frame>
        <draw:frame draw:style-name="gr16" draw:text-style-name="P1" draw:layer="layout" svg:width="3.8cm" svg:height="1.3cm" svg:x="17cm" svg:y="12.4cm">
          <draw:text-box>
            <text:p>“y”</text:p>
          </draw:text-box>
        </draw:frame>
        <draw:frame draw:style-name="gr13" draw:text-style-name="P1" draw:layer="layout" svg:width="1.7cm" svg:height="0.962cm" svg:x="16.9cm" svg:y="8.5cm">
          <draw:text-box>
            <text:p>“...”</text:p>
          </draw:text-box>
        </draw:frame>
        <draw:line draw:style-name="gr5" draw:text-style-name="P3" draw:layer="layout" svg:x1="14.7cm" svg:y1="4.2cm" svg:x2="14.7cm" svg:y2="4.8cm">
          <text:p/>
        </draw:line>
        <draw:line draw:style-name="gr5" draw:text-style-name="P3" draw:layer="layout" svg:x1="16.2cm" svg:y1="5.9cm" svg:x2="15.1cm" svg:y2="6.8cm">
          <text:p/>
        </draw:line>
        <draw:line draw:style-name="gr5" draw:text-style-name="P3" draw:layer="layout" svg:x1="17.5cm" svg:y1="5.8cm" svg:x2="17.5cm" svg:y2="6.8cm">
          <text:p/>
        </draw:line>
        <draw:line draw:style-name="gr5" draw:text-style-name="P3" draw:layer="layout" svg:x1="17.6cm" svg:y1="7.6cm" svg:x2="17.6cm" svg:y2="8.6cm">
          <text:p/>
        </draw:line>
        <draw:line draw:style-name="gr5" draw:text-style-name="P3" draw:layer="layout" svg:x1="17.6cm" svg:y1="11.3cm" svg:x2="17.6cm" svg:y2="12.3cm">
          <text:p/>
        </draw:line>
        <draw:line draw:style-name="gr5" draw:text-style-name="P3" draw:layer="layout" svg:x1="17.6cm" svg:y1="9.6cm" svg:x2="17.6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3:41:22.825418156</meta:creation-date>
    <dc:date>2016-09-26T14:19:21.329773777</dc:date>
    <meta:editing-duration>PT36M56S</meta:editing-duration>
    <meta:editing-cycles>7</meta:editing-cycles>
    <meta:generator>LibreOffice/5.0.3.2$Linux_X86_64 LibreOffice_project/00m0$Build-2</meta:generator>
    <meta:document-statistic meta:object-count="53"/>
  </office:meta>
</office:document-meta>
</file>